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ＭＳ Ｐゴシック1" svg:font-family="'ＭＳ Ｐゴシック'"/>
    <style:font-face style:name="Liberation Sans1" svg:font-family="'Liberation Sans'" style:font-pitch="variable"/>
    <style:font-face style:name="Mangal1" svg:font-family="Mang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2.718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0.018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2.718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2.918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28cm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none" draw:fill="none" draw:textarea-vertical-align="middle" fo:min-height="0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6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8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0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4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28" style:family="graphic" style:parent-style-name="standard">
      <style:graphic-properties draw:stroke="solid" svg:stroke-width="0.025cm" svg:stroke-color="#000000" draw:marker-end="EndMarker_5f_20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solid" svg:stroke-width="0.025cm" svg:stroke-color="#000000" draw:marker-end="EndMarker_5f_21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22" draw:marker-end-width="0.319cm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ＭＳ Ｐゴシック1" fo:font-size="9pt" style:font-name-asian="ＭＳ Ｐゴシック1" style:font-size-asian="9pt" style:font-name-complex="ＭＳ Ｐゴシック1" style:font-size-complex="9pt"/>
    </style:style>
    <style:style style:name="T3" style:family="text">
      <style:text-properties fo:color="#000000" style:text-position="super 58%" style:font-name="ＭＳ Ｐゴシック1" fo:font-size="9pt" style:font-name-asian="ＭＳ Ｐゴシック1" style:font-size-asian="9pt" style:font-name-complex="ＭＳ Ｐゴシック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ƒy[ƒW - 1" draw:style-name="dp1" draw:master-page-name="Default">
        <draw:g>
          <draw:g>
            <draw:polygon draw:style-name="gr1" draw:layer="layout" svg:width="1.5cm" svg:height="3cm" svg:x="7.5cm" svg:y="12.7cm" svg:viewBox="0 0 1501 3001" draw:points="0,3001 1501,3001 1501,0 0,0">
              <text:p/>
            </draw:polygon>
            <draw:polygon draw:style-name="gr2" draw:layer="layout" svg:width="1.5cm" svg:height="3cm" svg:x="7.5cm" svg:y="12.7cm" svg:viewBox="0 0 1501 3001" draw:points="0,3001 1501,3001 1501,0 0,0">
              <text:p/>
            </draw:polygon>
          </draw:g>
          <draw:frame draw:style-name="gr3" draw:layer="layout" svg:width="1.5cm" svg:height="3cm" svg:x="7.5cm" svg:y="12.7cm">
            <draw:text-box>
              <text:p text:style-name="P1"><text:span text:style-name="T1">GL</text:span></text:p>
            </draw:text-box>
          </draw:frame>
        </draw:g>
        <draw:g>
          <draw:g>
            <draw:polygon draw:style-name="gr1" draw:layer="layout" svg:width="1.5cm" svg:height="3cm" svg:x="5cm" svg:y="16.7cm" svg:viewBox="0 0 1501 3001" draw:points="276,0 276,299 0,299 0,3001 1201,3001 1201,2701 1501,2701 1501,0">
              <text:p/>
            </draw:polygon>
            <draw:polygon draw:style-name="gr2" draw:layer="layout" svg:width="1.5cm" svg:height="3cm" svg:x="5cm" svg:y="16.7cm" svg:viewBox="0 0 1501 3001" draw:points="276,0 276,299 0,299 0,3001 1201,3001 1201,2701 1501,2701 1501,0">
              <text:p/>
            </draw:polygon>
          </draw:g>
          <draw:frame draw:style-name="gr3" draw:layer="layout" svg:width="1.5cm" svg:height="3cm" svg:x="5cm" svg:y="16.7cm">
            <draw:text-box>
              <text:p text:style-name="P1"><text:span text:style-name="T1">G0</text:span></text:p>
            </draw:text-box>
          </draw:frame>
        </draw:g>
        <draw:g>
          <draw:g>
            <draw:polygon draw:style-name="gr1" draw:layer="layout" svg:width="1.5cm" svg:height="3cm" svg:x="7cm" svg:y="16.7cm" svg:viewBox="0 0 1501 3001" draw:points="0,3001 1501,3001 1501,0 0,0">
              <text:p/>
            </draw:polygon>
            <draw:polygon draw:style-name="gr2" draw:layer="layout" svg:width="1.5cm" svg:height="3cm" svg:x="7cm" svg:y="16.7cm" svg:viewBox="0 0 1501 3001" draw:points="0,3001 1501,3001 1501,0 0,0">
              <text:p/>
            </draw:polygon>
          </draw:g>
          <draw:frame draw:style-name="gr3" draw:layer="layout" svg:width="1.5cm" svg:height="3cm" svg:x="7cm" svg:y="16.7cm">
            <draw:text-box>
              <text:p text:style-name="P1"><text:span text:style-name="T1">G1</text:span></text:p>
            </draw:text-box>
          </draw:frame>
        </draw:g>
        <draw:g>
          <draw:g>
            <draw:polygon draw:style-name="gr1" draw:layer="layout" svg:width="0.3cm" svg:height="0.3cm" svg:x="7cm" svg:y="16.7cm" svg:viewBox="0 0 301 301" draw:points="0,301 301,301 301,0 0,0">
              <text:p/>
            </draw:polygon>
            <draw:polygon draw:style-name="gr2" draw:layer="layout" svg:width="0.3cm" svg:height="0.3cm" svg:x="7cm" svg:y="16.7cm" svg:viewBox="0 0 301 301" draw:points="0,301 301,301 301,0 0,0">
              <text:p/>
            </draw:polygon>
          </draw:g>
          <draw:frame draw:style-name="gr4" draw:layer="layout" svg:width="0.3cm" svg:height="1.13cm" svg:x="7cm" svg:y="16.285cm">
            <draw:text-box>
              <text:p/>
            </draw:text-box>
          </draw:frame>
        </draw:g>
        <draw:g>
          <draw:g>
            <draw:polygon draw:style-name="gr1" draw:layer="layout" svg:width="0.3cm" svg:height="0.3cm" svg:x="8.2cm" svg:y="19.4cm" svg:viewBox="0 0 301 301" draw:points="0,301 301,301 301,0 0,0">
              <text:p/>
            </draw:polygon>
            <draw:polygon draw:style-name="gr2" draw:layer="layout" svg:width="0.3cm" svg:height="0.3cm" svg:x="8.2cm" svg:y="19.4cm" svg:viewBox="0 0 301 301" draw:points="0,301 301,301 301,0 0,0">
              <text:p/>
            </draw:polygon>
          </draw:g>
          <draw:frame draw:style-name="gr4" draw:layer="layout" svg:width="0.3cm" svg:height="1.13cm" svg:x="8.2cm" svg:y="18.985cm">
            <draw:text-box>
              <text:p/>
            </draw:text-box>
          </draw:frame>
        </draw:g>
        <draw:g>
          <draw:g>
            <draw:polygon draw:style-name="gr1" draw:layer="layout" svg:width="1.5cm" svg:height="3cm" svg:x="9.25cm" svg:y="21.4cm" svg:viewBox="0 0 1501 3001" draw:points="276,0 276,299 0,299 0,3001 1201,3001 1201,2701 1501,2701 1501,0">
              <text:p/>
            </draw:polygon>
            <draw:polygon draw:style-name="gr2" draw:layer="layout" svg:width="1.5cm" svg:height="3cm" svg:x="9.25cm" svg:y="21.4cm" svg:viewBox="0 0 1501 3001" draw:points="276,0 276,299 0,299 0,3001 1201,3001 1201,2701 1501,2701 1501,0">
              <text:p/>
            </draw:polygon>
          </draw:g>
          <draw:frame draw:style-name="gr5" draw:layer="layout" svg:width="1.5cm" svg:height="3cm" svg:x="9.25cm" svg:y="21.4cm">
            <draw:text-box>
              <text:p/>
            </draw:text-box>
          </draw:frame>
        </draw:g>
        <draw:g>
          <draw:g>
            <draw:polygon draw:style-name="gr1" draw:layer="layout" svg:width="1.5cm" svg:height="3cm" svg:x="9cm" svg:y="21.2cm" svg:viewBox="0 0 1501 3001" draw:points="276,0 276,299 0,299 0,3001 1201,3001 1201,2701 1501,2701 1500,0">
              <text:p/>
            </draw:polygon>
            <draw:polygon draw:style-name="gr2" draw:layer="layout" svg:width="1.5cm" svg:height="3cm" svg:x="9cm" svg:y="21.2cm" svg:viewBox="0 0 1501 3001" draw:points="276,0 276,299 0,299 0,3001 1201,3001 1201,2701 1501,2701 1500,0">
              <text:p/>
            </draw:polygon>
          </draw:g>
          <draw:frame draw:style-name="gr5" draw:layer="layout" svg:width="1.5cm" svg:height="3cm" svg:x="9cm" svg:y="21.2cm">
            <draw:text-box>
              <text:p/>
            </draw:text-box>
          </draw:frame>
        </draw:g>
        <draw:frame draw:style-name="gr6" draw:layer="layout" svg:width="1.75cm" svg:height="3.2cm" svg:x="9cm" svg:y="21.2cm">
          <draw:text-box>
            <text:p text:style-name="P1"><text:span text:style-name="T2">94</text:span><text:span text:style-name="T3">n</text:span></text:p>
          </draw:text-box>
        </draw:frame>
        <draw:g>
          <draw:g>
            <draw:polygon draw:style-name="gr1" draw:layer="layout" svg:width="1.5cm" svg:height="3cm" svg:x="11.75cm" svg:y="21.4cm" svg:viewBox="0 0 1501 3001" draw:points="0,3001 1501,3001 1501,0 0,0">
              <text:p/>
            </draw:polygon>
            <draw:polygon draw:style-name="gr2" draw:layer="layout" svg:width="1.5cm" svg:height="3cm" svg:x="11.75cm" svg:y="21.4cm" svg:viewBox="0 0 1501 3001" draw:points="0,3001 1501,3001 1501,0 0,0">
              <text:p/>
            </draw:polygon>
          </draw:g>
          <draw:frame draw:style-name="gr5" draw:layer="layout" svg:width="1.5cm" svg:height="3cm" svg:x="11.75cm" svg:y="21.4cm">
            <draw:text-box>
              <text:p/>
            </draw:text-box>
          </draw:frame>
        </draw:g>
        <draw:g>
          <draw:g>
            <draw:polygon draw:style-name="gr1" draw:layer="layout" svg:width="0.3cm" svg:height="0.3cm" svg:x="11.75cm" svg:y="21.4cm" svg:viewBox="0 0 301 301" draw:points="0,301 301,301 301,0 0,0">
              <text:p/>
            </draw:polygon>
            <draw:polygon draw:style-name="gr2" draw:layer="layout" svg:width="0.3cm" svg:height="0.3cm" svg:x="11.75cm" svg:y="21.4cm" svg:viewBox="0 0 301 301" draw:points="0,301 301,301 301,0 0,0">
              <text:p/>
            </draw:polygon>
          </draw:g>
          <draw:frame draw:style-name="gr4" draw:layer="layout" svg:width="0.3cm" svg:height="1.13cm" svg:x="11.75cm" svg:y="20.985cm">
            <draw:text-box>
              <text:p/>
            </draw:text-box>
          </draw:frame>
        </draw:g>
        <draw:g>
          <draw:g>
            <draw:polygon draw:style-name="gr1" draw:layer="layout" svg:width="0.3cm" svg:height="0.3cm" svg:x="12.95cm" svg:y="24.1cm" svg:viewBox="0 0 301 301" draw:points="0,301 301,301 301,0 0,0">
              <text:p/>
            </draw:polygon>
            <draw:polygon draw:style-name="gr2" draw:layer="layout" svg:width="0.3cm" svg:height="0.3cm" svg:x="12.95cm" svg:y="24.1cm" svg:viewBox="0 0 301 301" draw:points="0,301 301,301 301,0 0,0">
              <text:p/>
            </draw:polygon>
          </draw:g>
          <draw:frame draw:style-name="gr4" draw:layer="layout" svg:width="0.3cm" svg:height="1.13cm" svg:x="12.95cm" svg:y="23.685cm">
            <draw:text-box>
              <text:p/>
            </draw:text-box>
          </draw:frame>
        </draw:g>
        <draw:g>
          <draw:g>
            <draw:polygon draw:style-name="gr1" draw:layer="layout" svg:width="1.5cm" svg:height="3cm" svg:x="11.5cm" svg:y="21.2cm" svg:viewBox="0 0 1501 3001" draw:points="0,3001 1501,3001 1501,0 0,0">
              <text:p/>
            </draw:polygon>
            <draw:polygon draw:style-name="gr2" draw:layer="layout" svg:width="1.5cm" svg:height="3cm" svg:x="11.5cm" svg:y="21.2cm" svg:viewBox="0 0 1501 3001" draw:points="0,3001 1501,3001 1501,0 0,0">
              <text:p/>
            </draw:polygon>
          </draw:g>
          <draw:frame draw:style-name="gr5" draw:layer="layout" svg:width="1.5cm" svg:height="3cm" svg:x="11.5cm" svg:y="21.2cm">
            <draw:text-box>
              <text:p/>
            </draw:text-box>
          </draw:frame>
        </draw:g>
        <draw:g>
          <draw:g>
            <draw:polygon draw:style-name="gr1" draw:layer="layout" svg:width="0.3cm" svg:height="0.3cm" svg:x="11.5cm" svg:y="21.2cm" svg:viewBox="0 0 301 301" draw:points="0,301 301,301 301,0 0,0">
              <text:p/>
            </draw:polygon>
            <draw:polygon draw:style-name="gr2" draw:layer="layout" svg:width="0.3cm" svg:height="0.3cm" svg:x="11.5cm" svg:y="21.2cm" svg:viewBox="0 0 301 301" draw:points="0,301 301,301 301,0 0,0">
              <text:p/>
            </draw:polygon>
          </draw:g>
          <draw:frame draw:style-name="gr4" draw:layer="layout" svg:width="0.3cm" svg:height="1.13cm" svg:x="11.5cm" svg:y="20.785cm">
            <draw:text-box>
              <text:p/>
            </draw:text-box>
          </draw:frame>
        </draw:g>
        <draw:g>
          <draw:g>
            <draw:polygon draw:style-name="gr1" draw:layer="layout" svg:width="0.3cm" svg:height="0.3cm" svg:x="12.7cm" svg:y="23.9cm" svg:viewBox="0 0 301 301" draw:points="0,301 301,301 301,0 0,0">
              <text:p/>
            </draw:polygon>
            <draw:polygon draw:style-name="gr2" draw:layer="layout" svg:width="0.3cm" svg:height="0.3cm" svg:x="12.7cm" svg:y="23.9cm" svg:viewBox="0 0 301 301" draw:points="0,301 301,301 301,0 0,0">
              <text:p/>
            </draw:polygon>
          </draw:g>
          <draw:frame draw:style-name="gr4" draw:layer="layout" svg:width="0.3cm" svg:height="1.13cm" svg:x="12.7cm" svg:y="23.485cm">
            <draw:text-box>
              <text:p/>
            </draw:text-box>
          </draw:frame>
        </draw:g>
        <draw:frame draw:style-name="gr6" draw:layer="layout" svg:width="1.75cm" svg:height="3.2cm" svg:x="11.5cm" svg:y="21.2cm">
          <draw:text-box>
            <text:p text:style-name="P1"><text:span text:style-name="T2">96</text:span><text:span text:style-name="T3">n</text:span></text:p>
          </draw:text-box>
        </draw:frame>
        <draw:g>
          <draw:g>
            <draw:polygon draw:style-name="gr1" draw:layer="layout" svg:width="1.5cm" svg:height="3cm" svg:x="9cm" svg:y="16.7cm" svg:viewBox="0 0 1501 3001" draw:points="0,3001 1501,3001 1501,0 0,0">
              <text:p/>
            </draw:polygon>
            <draw:polygon draw:style-name="gr2" draw:layer="layout" svg:width="1.5cm" svg:height="3cm" svg:x="9cm" svg:y="16.7cm" svg:viewBox="0 0 1501 3001" draw:points="0,3001 1501,3001 1501,0 0,0">
              <text:p/>
            </draw:polygon>
          </draw:g>
          <draw:frame draw:style-name="gr5" draw:layer="layout" svg:width="1.5cm" svg:height="3cm" svg:x="9cm" svg:y="16.7cm">
            <draw:text-box>
              <text:p/>
            </draw:text-box>
          </draw:frame>
        </draw:g>
        <draw:g>
          <draw:g>
            <draw:polygon draw:style-name="gr1" draw:layer="layout" svg:width="0.3cm" svg:height="0.3cm" svg:x="9cm" svg:y="16.7cm" svg:viewBox="0 0 301 301" draw:points="0,301 301,301 301,0 0,0">
              <text:p/>
            </draw:polygon>
            <draw:polygon draw:style-name="gr2" draw:layer="layout" svg:width="0.3cm" svg:height="0.3cm" svg:x="9cm" svg:y="16.7cm" svg:viewBox="0 0 301 301" draw:points="0,301 301,301 301,0 0,0">
              <text:p/>
            </draw:polygon>
          </draw:g>
          <draw:frame draw:style-name="gr4" draw:layer="layout" svg:width="0.3cm" svg:height="1.13cm" svg:x="9cm" svg:y="16.285cm">
            <draw:text-box>
              <text:p/>
            </draw:text-box>
          </draw:frame>
        </draw:g>
        <draw:g>
          <draw:g>
            <draw:polygon draw:style-name="gr1" draw:layer="layout" svg:width="0.3cm" svg:height="0.3cm" svg:x="10.2cm" svg:y="19.4cm" svg:viewBox="0 0 301 301" draw:points="0,301 301,301 301,0 0,0">
              <text:p/>
            </draw:polygon>
            <draw:polygon draw:style-name="gr2" draw:layer="layout" svg:width="0.3cm" svg:height="0.3cm" svg:x="10.2cm" svg:y="19.4cm" svg:viewBox="0 0 301 301" draw:points="0,301 301,301 301,0 0,0">
              <text:p/>
            </draw:polygon>
          </draw:g>
          <draw:frame draw:style-name="gr4" draw:layer="layout" svg:width="0.3cm" svg:height="1.13cm" svg:x="10.2cm" svg:y="18.985cm">
            <draw:text-box>
              <text:p/>
            </draw:text-box>
          </draw:frame>
        </draw:g>
        <draw:frame draw:style-name="gr3" draw:layer="layout" svg:width="1.5cm" svg:height="3cm" svg:x="9cm" svg:y="16.7cm">
          <draw:text-box>
            <text:p text:style-name="P1"><text:span text:style-name="T2">G2</text:span></text:p>
          </draw:text-box>
        </draw:frame>
        <draw:g>
          <draw:g>
            <draw:polygon draw:style-name="gr1" draw:layer="layout" svg:width="1.5cm" svg:height="3cm" svg:x="11cm" svg:y="16.7cm" svg:viewBox="0 0 1501 3001" draw:points="0,3001 1501,3001 1501,0 0,0">
              <text:p/>
            </draw:polygon>
            <draw:polygon draw:style-name="gr2" draw:layer="layout" svg:width="1.5cm" svg:height="3cm" svg:x="11cm" svg:y="16.7cm" svg:viewBox="0 0 1501 3001" draw:points="0,3001 1501,3001 1501,0 0,0">
              <text:p/>
            </draw:polygon>
          </draw:g>
          <draw:frame draw:style-name="gr5" draw:layer="layout" svg:width="1.5cm" svg:height="3cm" svg:x="11cm" svg:y="16.7cm">
            <draw:text-box>
              <text:p/>
            </draw:text-box>
          </draw:frame>
        </draw:g>
        <draw:g>
          <draw:g>
            <draw:polygon draw:style-name="gr1" draw:layer="layout" svg:width="0.3cm" svg:height="0.3cm" svg:x="11cm" svg:y="16.7cm" svg:viewBox="0 0 301 301" draw:points="0,301 301,301 301,0 0,0">
              <text:p/>
            </draw:polygon>
            <draw:polygon draw:style-name="gr2" draw:layer="layout" svg:width="0.3cm" svg:height="0.3cm" svg:x="11cm" svg:y="16.7cm" svg:viewBox="0 0 301 301" draw:points="0,301 301,301 301,0 0,0">
              <text:p/>
            </draw:polygon>
          </draw:g>
          <draw:frame draw:style-name="gr4" draw:layer="layout" svg:width="0.3cm" svg:height="1.13cm" svg:x="11cm" svg:y="16.285cm">
            <draw:text-box>
              <text:p/>
            </draw:text-box>
          </draw:frame>
        </draw:g>
        <draw:g>
          <draw:g>
            <draw:polygon draw:style-name="gr1" draw:layer="layout" svg:width="0.3cm" svg:height="0.3cm" svg:x="12.2cm" svg:y="19.4cm" svg:viewBox="0 0 301 301" draw:points="0,301 301,301 301,0 0,0">
              <text:p/>
            </draw:polygon>
            <draw:polygon draw:style-name="gr2" draw:layer="layout" svg:width="0.3cm" svg:height="0.3cm" svg:x="12.2cm" svg:y="19.4cm" svg:viewBox="0 0 301 301" draw:points="0,301 301,301 301,0 0,0">
              <text:p/>
            </draw:polygon>
          </draw:g>
          <draw:frame draw:style-name="gr4" draw:layer="layout" svg:width="0.3cm" svg:height="1.13cm" svg:x="12.2cm" svg:y="18.985cm">
            <draw:text-box>
              <text:p/>
            </draw:text-box>
          </draw:frame>
        </draw:g>
        <draw:frame draw:style-name="gr3" draw:layer="layout" svg:width="1.5cm" svg:height="3cm" svg:x="11cm" svg:y="16.7cm">
          <draw:text-box>
            <text:p text:style-name="P1"><text:span text:style-name="T2">G3</text:span></text:p>
          </draw:text-box>
        </draw:frame>
        <draw:g>
          <draw:g>
            <draw:polygon draw:style-name="gr1" draw:layer="layout" svg:width="1.5cm" svg:height="3cm" svg:x="4cm" svg:y="21.2cm" svg:viewBox="0 0 1501 3001" draw:points="276,0 276,299 0,299 0,3001 1201,3001 1201,2701 1501,2701 1501,0">
              <text:p/>
            </draw:polygon>
            <draw:polygon draw:style-name="gr2" draw:layer="layout" svg:width="1.5cm" svg:height="3cm" svg:x="4cm" svg:y="21.2cm" svg:viewBox="0 0 1501 3001" draw:points="276,0 276,299 0,299 0,3001 1201,3001 1201,2701 1501,2701 1501,0">
              <text:p/>
            </draw:polygon>
          </draw:g>
          <draw:frame draw:style-name="gr3" draw:layer="layout" svg:width="1.5cm" svg:height="3cm" svg:x="4cm" svg:y="21.2cm">
            <draw:text-box>
              <text:p text:style-name="P1"><text:span text:style-name="T1">94</text:span></text:p>
            </draw:text-box>
          </draw:frame>
        </draw:g>
        <draw:g>
          <draw:g>
            <draw:polygon draw:style-name="gr1" draw:layer="layout" svg:width="1.5cm" svg:height="3cm" svg:x="6.5cm" svg:y="21.2cm" svg:viewBox="0 0 1501 3001" draw:points="0,3001 1501,3001 1501,0 0,0">
              <text:p/>
            </draw:polygon>
            <draw:polygon draw:style-name="gr2" draw:layer="layout" svg:width="1.5cm" svg:height="3cm" svg:x="6.5cm" svg:y="21.2cm" svg:viewBox="0 0 1501 3001" draw:points="0,3001 1501,3001 1501,0 0,0">
              <text:p/>
            </draw:polygon>
          </draw:g>
          <draw:frame draw:style-name="gr3" draw:layer="layout" svg:width="1.5cm" svg:height="3cm" svg:x="6.5cm" svg:y="21.2cm">
            <draw:text-box>
              <text:p text:style-name="P1"><text:span text:style-name="T1">96</text:span></text:p>
            </draw:text-box>
          </draw:frame>
        </draw:g>
        <draw:g>
          <draw:g>
            <draw:polygon draw:style-name="gr1" draw:layer="layout" svg:width="0.3cm" svg:height="0.3cm" svg:x="6.5cm" svg:y="21.2cm" svg:viewBox="0 0 301 301" draw:points="0,301 301,301 301,0 0,0">
              <text:p/>
            </draw:polygon>
            <draw:polygon draw:style-name="gr2" draw:layer="layout" svg:width="0.3cm" svg:height="0.3cm" svg:x="6.5cm" svg:y="21.2cm" svg:viewBox="0 0 301 301" draw:points="0,301 301,301 301,0 0,0">
              <text:p/>
            </draw:polygon>
          </draw:g>
          <draw:frame draw:style-name="gr4" draw:layer="layout" svg:width="0.3cm" svg:height="1.13cm" svg:x="6.5cm" svg:y="20.785cm">
            <draw:text-box>
              <text:p/>
            </draw:text-box>
          </draw:frame>
        </draw:g>
        <draw:g>
          <draw:g>
            <draw:polygon draw:style-name="gr1" draw:layer="layout" svg:width="0.3cm" svg:height="0.3cm" svg:x="7.7cm" svg:y="23.9cm" svg:viewBox="0 0 301 301" draw:points="0,301 301,301 301,0 0,0">
              <text:p/>
            </draw:polygon>
            <draw:polygon draw:style-name="gr2" draw:layer="layout" svg:width="0.3cm" svg:height="0.3cm" svg:x="7.7cm" svg:y="23.9cm" svg:viewBox="0 0 301 301" draw:points="0,301 301,301 301,0 0,0">
              <text:p/>
            </draw:polygon>
          </draw:g>
          <draw:frame draw:style-name="gr4" draw:layer="layout" svg:width="0.3cm" svg:height="1.13cm" svg:x="7.7cm" svg:y="23.485cm">
            <draw:text-box>
              <text:p/>
            </draw:text-box>
          </draw:frame>
        </draw:g>
        <draw:g>
          <draw:g>
            <draw:polygon draw:style-name="gr1" draw:layer="layout" svg:width="0.5cm" svg:height="3cm" svg:x="9.5cm" svg:y="12.7cm" svg:viewBox="0 0 501 3001" draw:points="0,3001 501,3001 501,0 0,0">
              <text:p/>
            </draw:polygon>
            <draw:polygon draw:style-name="gr2" draw:layer="layout" svg:width="0.5cm" svg:height="3cm" svg:x="9.5cm" svg:y="12.7cm" svg:viewBox="0 0 501 3001" draw:points="0,3001 501,3001 501,0 0,0">
              <text:p/>
            </draw:polygon>
          </draw:g>
          <draw:frame draw:style-name="gr5" draw:layer="layout" svg:width="0.5cm" svg:height="3cm" svg:x="9.5cm" svg:y="12.7cm">
            <draw:text-box>
              <text:p/>
            </draw:text-box>
          </draw:frame>
        </draw:g>
        <draw:frame draw:style-name="gr7" draw:layer="layout" svg:width="0.703cm" svg:height="0.643cm" svg:x="9.5cm" svg:y="13.878cm">
          <draw:text-box>
            <text:p text:style-name="P2"><text:span text:style-name="T1">C1</text:span></text:p>
          </draw:text-box>
        </draw:frame>
        <draw:g>
          <draw:g>
            <draw:polygon draw:style-name="gr1" draw:layer="layout" svg:width="0.5cm" svg:height="3cm" svg:x="7cm" svg:y="12.7cm" svg:viewBox="0 0 501 3001" draw:points="0,3001 501,3001 501,0 0,0">
              <text:p/>
            </draw:polygon>
            <draw:polygon draw:style-name="gr2" draw:layer="layout" svg:width="0.5cm" svg:height="3cm" svg:x="7cm" svg:y="12.7cm" svg:viewBox="0 0 501 3001" draw:points="0,3001 501,3001 501,0 0,0">
              <text:p/>
            </draw:polygon>
          </draw:g>
          <draw:frame draw:style-name="gr5" draw:layer="layout" svg:width="0.5cm" svg:height="3cm" svg:x="7cm" svg:y="12.7cm">
            <draw:text-box>
              <text:p/>
            </draw:text-box>
          </draw:frame>
        </draw:g>
        <draw:frame draw:style-name="gr7" draw:layer="layout" svg:width="0.703cm" svg:height="0.643cm" svg:x="7cm" svg:y="13.878cm">
          <draw:text-box>
            <text:p text:style-name="P2"><text:span text:style-name="T1">C0</text:span></text:p>
          </draw:text-box>
        </draw:frame>
        <draw:g>
          <draw:g>
            <draw:polygon draw:style-name="gr1" draw:layer="layout" svg:width="0.5cm" svg:height="3cm" svg:x="9.5cm" svg:y="8.7cm" svg:viewBox="0 0 501 3001" draw:points="0,3001 501,3001 501,0 0,0">
              <text:p/>
            </draw:polygon>
            <draw:polygon draw:style-name="gr2" draw:layer="layout" svg:width="0.5cm" svg:height="3cm" svg:x="9.5cm" svg:y="8.7cm" svg:viewBox="0 0 501 3001" draw:points="0,3001 501,3001 501,0 0,0">
              <text:p/>
            </draw:polygon>
          </draw:g>
          <draw:frame draw:style-name="gr5" draw:layer="layout" svg:width="0.5cm" svg:height="3cm" svg:x="9.5cm" svg:y="8.7cm">
            <draw:text-box>
              <text:p/>
            </draw:text-box>
          </draw:frame>
        </draw:g>
        <draw:frame draw:style-name="gr7" draw:layer="layout" svg:width="1.406cm" svg:height="0.643cm" svg:x="9cm" svg:y="8.097cm">
          <draw:text-box>
            <text:p text:style-name="P1"><text:span text:style-name="T1">C1 Set</text:span></text:p>
          </draw:text-box>
        </draw:frame>
        <draw:g>
          <draw:g>
            <draw:polygon draw:style-name="gr1" draw:layer="layout" svg:width="0.5cm" svg:height="3cm" svg:x="7cm" svg:y="8.7cm" svg:viewBox="0 0 501 3001" draw:points="0,3001 501,3001 501,0 0,0">
              <text:p/>
            </draw:polygon>
            <draw:polygon draw:style-name="gr2" draw:layer="layout" svg:width="0.5cm" svg:height="3cm" svg:x="7cm" svg:y="8.7cm" svg:viewBox="0 0 501 3001" draw:points="0,3001 501,3001 501,0 0,0">
              <text:p/>
            </draw:polygon>
          </draw:g>
          <draw:frame draw:style-name="gr5" draw:layer="layout" svg:width="0.5cm" svg:height="3cm" svg:x="7cm" svg:y="8.7cm">
            <draw:text-box>
              <text:p/>
            </draw:text-box>
          </draw:frame>
        </draw:g>
        <draw:frame draw:style-name="gr7" draw:layer="layout" svg:width="1.406cm" svg:height="0.643cm" svg:x="6.5cm" svg:y="8.097cm">
          <draw:text-box>
            <text:p text:style-name="P1"><text:span text:style-name="T1">C0 Set</text:span></text:p>
          </draw:text-box>
        </draw:frame>
        <draw:g>
          <draw:line draw:style-name="gr8" draw:layer="layout" svg:x1="7.3cm" svg:y1="11.7cm" svg:x2="7.3cm" svg:y2="12.7cm">
            <text:p/>
          </draw:line>
          <draw:frame draw:style-name="gr9" draw:layer="layout" svg:width="1cm" svg:height="1.13cm" draw:transform="rotate (-1.5707963267949) translate (7.864cm 11.7cm)">
            <draw:text-box>
              <text:p/>
            </draw:text-box>
          </draw:frame>
        </draw:g>
        <draw:g>
          <draw:line draw:style-name="gr10" draw:layer="layout" svg:x1="9.8cm" svg:y1="11.7cm" svg:x2="9.8cm" svg:y2="12.7cm">
            <text:p/>
          </draw:line>
          <draw:frame draw:style-name="gr9" draw:layer="layout" svg:width="1cm" svg:height="1.13cm" draw:transform="rotate (-1.5707963267949) translate (10.364cm 11.7cm)">
            <draw:text-box>
              <text:p/>
            </draw:text-box>
          </draw:frame>
        </draw:g>
        <draw:g>
          <draw:line draw:style-name="gr11" draw:layer="layout" svg:x1="6cm" svg:y1="16.701cm" svg:x2="7.801cm" svg:y2="15.7cm">
            <text:p/>
          </draw:line>
          <draw:frame draw:style-name="gr9" draw:layer="layout" svg:width="2.059cm" svg:height="1.13cm" draw:transform="rotate (0.507018147704353) translate (5.726cm 16.207cm)">
            <draw:text-box>
              <text:p/>
            </draw:text-box>
          </draw:frame>
        </draw:g>
        <draw:g>
          <draw:line draw:style-name="gr12" draw:layer="layout" svg:x1="8cm" svg:y1="16.699cm" svg:x2="8cm" svg:y2="15.7cm">
            <text:p/>
          </draw:line>
          <draw:frame draw:style-name="gr9" draw:layer="layout" svg:width="1cm" svg:height="1.13cm" draw:transform="rotate (1.5707963267949) translate (7.436cm 16.7cm)">
            <draw:text-box>
              <text:p/>
            </draw:text-box>
          </draw:frame>
        </draw:g>
        <draw:g>
          <draw:line draw:style-name="gr13" draw:layer="layout" svg:x1="9.551cm" svg:y1="16.701cm" svg:x2="8.3cm" svg:y2="15.7cm">
            <text:p/>
          </draw:line>
          <draw:frame draw:style-name="gr9" draw:layer="layout" svg:width="1.601cm" svg:height="1.13cm" draw:transform="rotate (2.46684836476879) translate (9.198cm 17.14cm)">
            <draw:text-box>
              <text:p/>
            </draw:text-box>
          </draw:frame>
        </draw:g>
        <draw:g>
          <draw:line draw:style-name="gr14" draw:layer="layout" svg:x1="11.501cm" svg:y1="16.701cm" svg:x2="8.8cm" svg:y2="15.7cm">
            <text:p/>
          </draw:line>
          <draw:frame draw:style-name="gr9" draw:layer="layout" svg:width="2.879cm" svg:height="1.13cm" draw:transform="rotate (2.78694174958455) translate (11.304cm 17.229cm)">
            <draw:text-box>
              <text:p/>
            </draw:text-box>
          </draw:frame>
        </draw:g>
        <draw:g>
          <draw:line draw:style-name="gr15" draw:layer="layout" svg:x1="5cm" svg:y1="21.201cm" svg:x2="5.576cm" svg:y2="19.7cm">
            <text:p/>
          </draw:line>
          <draw:frame draw:style-name="gr9" draw:layer="layout" svg:width="1.607cm" svg:height="1.13cm" draw:transform="rotate (1.20462624972649) translate (4.473cm 20.998cm)">
            <draw:text-box>
              <text:p/>
            </draw:text-box>
          </draw:frame>
        </draw:g>
        <draw:g>
          <draw:line draw:style-name="gr16" draw:layer="layout" svg:x1="5cm" svg:y1="21.201cm" svg:x2="7.476cm" svg:y2="19.7cm">
            <text:p/>
          </draw:line>
          <draw:frame draw:style-name="gr9" draw:layer="layout" svg:width="2.894cm" svg:height="1.13cm" draw:transform="rotate (0.54489179247263) translate (4.708cm 20.718cm)">
            <draw:text-box>
              <text:p/>
            </draw:text-box>
          </draw:frame>
        </draw:g>
        <draw:g>
          <draw:line draw:style-name="gr17" draw:layer="layout" svg:x1="5cm" svg:y1="21.201cm" svg:x2="9.581cm" svg:y2="19.7cm">
            <text:p/>
          </draw:line>
          <draw:frame draw:style-name="gr9" draw:layer="layout" svg:width="4.819cm" svg:height="1.13cm" draw:transform="rotate (0.316428193386572) translate (4.824cm 20.664cm)">
            <draw:text-box>
              <text:p/>
            </draw:text-box>
          </draw:frame>
        </draw:g>
        <draw:g>
          <draw:line draw:style-name="gr18" draw:layer="layout" svg:x1="5cm" svg:y1="21.201cm" svg:x2="11.651cm" svg:y2="19.7cm">
            <text:p/>
          </draw:line>
          <draw:frame draw:style-name="gr9" draw:layer="layout" svg:width="6.817cm" svg:height="1.13cm" draw:transform="rotate (0.221831347928479) translate (4.876cm 20.65cm)">
            <draw:text-box>
              <text:p/>
            </draw:text-box>
          </draw:frame>
        </draw:g>
        <draw:g>
          <draw:line draw:style-name="gr19" draw:layer="layout" svg:x1="7.201cm" svg:y1="21.201cm" svg:x2="5.65cm" svg:y2="19.7cm">
            <text:p/>
          </draw:line>
          <draw:frame draw:style-name="gr9" draw:layer="layout" svg:width="2.157cm" svg:height="1.13cm" draw:transform="rotate (2.37260058516109) translate (6.808cm 21.605cm)">
            <draw:text-box>
              <text:p/>
            </draw:text-box>
          </draw:frame>
        </draw:g>
        <draw:g>
          <draw:line draw:style-name="gr20" draw:layer="layout" svg:x1="7.2cm" svg:y1="21.201cm" svg:x2="7.551cm" svg:y2="19.7cm">
            <text:p/>
          </draw:line>
          <draw:frame draw:style-name="gr9" draw:layer="layout" svg:width="1.54cm" svg:height="1.13cm" draw:transform="rotate (1.34163459600804) translate (6.651cm 21.072cm)">
            <draw:text-box>
              <text:p/>
            </draw:text-box>
          </draw:frame>
        </draw:g>
        <draw:g>
          <draw:line draw:style-name="gr21" draw:layer="layout" svg:x1="7.2cm" svg:y1="21.201cm" svg:x2="9.701cm" svg:y2="19.7cm">
            <text:p/>
          </draw:line>
          <draw:frame draw:style-name="gr9" draw:layer="layout" svg:width="2.915cm" svg:height="1.13cm" draw:transform="rotate (0.540353936417444) translate (6.91cm 20.716cm)">
            <draw:text-box>
              <text:p/>
            </draw:text-box>
          </draw:frame>
        </draw:g>
        <draw:g>
          <draw:line draw:style-name="gr22" draw:layer="layout" svg:x1="7.2cm" svg:y1="21.201cm" svg:x2="11.617cm" svg:y2="19.765cm">
            <text:p/>
          </draw:line>
          <draw:frame draw:style-name="gr9" draw:layer="layout" svg:width="4.643cm" svg:height="1.13cm" draw:transform="rotate (0.314159265358979) translate (7.026cm 20.664cm)">
            <draw:text-box>
              <text:p/>
            </draw:text-box>
          </draw:frame>
        </draw:g>
        <draw:g>
          <draw:line draw:style-name="gr23" draw:layer="layout" svg:x1="9.776cm" svg:y1="21.201cm" svg:x2="5.688cm" svg:y2="19.737cm">
            <text:p/>
          </draw:line>
          <draw:frame draw:style-name="gr9" draw:layer="layout" svg:width="4.341cm" svg:height="1.13cm" draw:transform="rotate (2.79776279094691) translate (9.585cm 21.731cm)">
            <draw:text-box>
              <text:p/>
            </draw:text-box>
          </draw:frame>
        </draw:g>
        <draw:g>
          <draw:line draw:style-name="gr24" draw:layer="layout" svg:x1="9.801cm" svg:y1="21.201cm" svg:x2="7.62cm" svg:y2="19.7cm">
            <text:p/>
          </draw:line>
          <draw:frame draw:style-name="gr9" draw:layer="layout" svg:width="2.646cm" svg:height="1.13cm" draw:transform="rotate (2.53893046287615) translate (9.48cm 21.665cm)">
            <draw:text-box>
              <text:p/>
            </draw:text-box>
          </draw:frame>
        </draw:g>
        <draw:g>
          <draw:line draw:style-name="gr25" draw:layer="layout" svg:x1="9.75cm" svg:y1="21.2cm" svg:x2="9.75cm" svg:y2="19.7cm">
            <text:p/>
          </draw:line>
          <draw:frame draw:style-name="gr9" draw:layer="layout" svg:width="1.5cm" svg:height="1.13cm" draw:transform="rotate (1.5707963267949) translate (9.186cm 21.2cm)">
            <draw:text-box>
              <text:p/>
            </draw:text-box>
          </draw:frame>
        </draw:g>
        <draw:g>
          <draw:line draw:style-name="gr26" draw:layer="layout" svg:x1="9.75cm" svg:y1="21.201cm" svg:x2="11.701cm" svg:y2="19.7cm">
            <text:p/>
          </draw:line>
          <draw:frame draw:style-name="gr9" draw:layer="layout" svg:width="2.46cm" svg:height="1.13cm" draw:transform="rotate (0.65572019997427) translate (9.406cm 20.753cm)">
            <draw:text-box>
              <text:p/>
            </draw:text-box>
          </draw:frame>
        </draw:g>
        <draw:g>
          <draw:line draw:style-name="gr27" draw:layer="layout" svg:x1="12.001cm" svg:y1="21.201cm" svg:x2="5.75cm" svg:y2="19.7cm">
            <text:p/>
          </draw:line>
          <draw:frame draw:style-name="gr9" draw:layer="layout" svg:width="6.427cm" svg:height="1.13cm" draw:transform="rotate (2.90597320457056) translate (11.868cm 21.748cm)">
            <draw:text-box>
              <text:p/>
            </draw:text-box>
          </draw:frame>
        </draw:g>
        <draw:g>
          <draw:line draw:style-name="gr28" draw:layer="layout" svg:x1="11.973cm" svg:y1="21.194cm" svg:x2="7.698cm" svg:y2="19.753cm">
            <text:p/>
          </draw:line>
          <draw:frame draw:style-name="gr9" draw:layer="layout" svg:width="4.51cm" svg:height="1.13cm" draw:transform="rotate (2.81678687979365) translate (11.792cm 21.728cm)">
            <draw:text-box>
              <text:p/>
            </draw:text-box>
          </draw:frame>
        </draw:g>
        <draw:g>
          <draw:line draw:style-name="gr29" draw:layer="layout" svg:x1="12.001cm" svg:y1="21.201cm" svg:x2="9.75cm" svg:y2="19.7cm">
            <text:p/>
          </draw:line>
          <draw:frame draw:style-name="gr9" draw:layer="layout" svg:width="2.704cm" svg:height="1.13cm" draw:transform="rotate (2.5535912285929) translate (11.687cm 21.669cm)">
            <draw:text-box>
              <text:p/>
            </draw:text-box>
          </draw:frame>
        </draw:g>
        <draw:g>
          <draw:line draw:style-name="gr30" draw:layer="layout" svg:x1="12.021cm" svg:y1="21.201cm" svg:x2="11.611cm" svg:y2="19.769cm">
            <text:p/>
          </draw:line>
          <draw:frame draw:style-name="gr9" draw:layer="layout" svg:width="1.489cm" svg:height="1.13cm" draw:transform="rotate (1.84935087541319) translate (11.478cm 21.355cm)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ＭＳ Ｐゴシック1" svg:font-family="'ＭＳ Ｐゴシック'"/>
    <style:font-face style:name="Liberation Sans1" svg:font-family="'Liberation Sans'" style:font-pitch="variable"/>
    <style:font-face style:name="Mangal1" svg:font-family="Mang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EndMarker_5f_1" draw:display-name="EndMarker_1" svg:viewBox="0 0 20 10" svg:d="M10 0l-10 10h20z"/>
    <draw:marker draw:name="EndMarker_5f_10" draw:display-name="EndMarker_10" svg:viewBox="0 0 20 10" svg:d="M10 0l-10 10h20z"/>
    <draw:marker draw:name="EndMarker_5f_11" draw:display-name="EndMarker_11" svg:viewBox="0 0 20 10" svg:d="M10 0l-10 10h20z"/>
    <draw:marker draw:name="EndMarker_5f_12" draw:display-name="EndMarker_12" svg:viewBox="0 0 20 10" svg:d="M10 0l-10 10h20z"/>
    <draw:marker draw:name="EndMarker_5f_13" draw:display-name="EndMarker_13" svg:viewBox="0 0 20 10" svg:d="M10 0l-10 10h20z"/>
    <draw:marker draw:name="EndMarker_5f_14" draw:display-name="EndMarker_14" svg:viewBox="0 0 20 10" svg:d="M10 0l-10 10h20z"/>
    <draw:marker draw:name="EndMarker_5f_15" draw:display-name="EndMarker_15" svg:viewBox="0 0 20 10" svg:d="M10 0l-10 10h20z"/>
    <draw:marker draw:name="EndMarker_5f_16" draw:display-name="EndMarker_16" svg:viewBox="0 0 20 10" svg:d="M10 0l-10 10h20z"/>
    <draw:marker draw:name="EndMarker_5f_17" draw:display-name="EndMarker_17" svg:viewBox="0 0 20 10" svg:d="M10 0l-10 10h20z"/>
    <draw:marker draw:name="EndMarker_5f_18" draw:display-name="EndMarker_18" svg:viewBox="0 0 20 10" svg:d="M10 0l-10 10h20z"/>
    <draw:marker draw:name="EndMarker_5f_19" draw:display-name="EndMarker_19" svg:viewBox="0 0 20 10" svg:d="M10 0l-10 10h20z"/>
    <draw:marker draw:name="EndMarker_5f_2" draw:display-name="EndMarker_2" svg:viewBox="0 0 20 10" svg:d="M10 0l-10 10h20z"/>
    <draw:marker draw:name="EndMarker_5f_20" draw:display-name="EndMarker_20" svg:viewBox="0 0 20 10" svg:d="M10 0l-10 10h20z"/>
    <draw:marker draw:name="EndMarker_5f_21" draw:display-name="EndMarker_21" svg:viewBox="0 0 20 10" svg:d="M10 0l-10 10h20z"/>
    <draw:marker draw:name="EndMarker_5f_22" draw:display-name="EndMarker_22" svg:viewBox="0 0 20 10" svg:d="M10 0l-10 10h20z"/>
    <draw:marker draw:name="EndMarker_5f_3" draw:display-name="EndMarker_3" svg:viewBox="0 0 20 10" svg:d="M10 0l-10 10h20z"/>
    <draw:marker draw:name="EndMarker_5f_4" draw:display-name="EndMarker_4" svg:viewBox="0 0 20 10" svg:d="M10 0l-10 10h20z"/>
    <draw:marker draw:name="EndMarker_5f_5" draw:display-name="EndMarker_5" svg:viewBox="0 0 20 10" svg:d="M10 0l-10 10h20z"/>
    <draw:marker draw:name="EndMarker_5f_6" draw:display-name="EndMarker_6" svg:viewBox="0 0 20 10" svg:d="M10 0l-10 10h20z"/>
    <draw:marker draw:name="EndMarker_5f_7" draw:display-name="EndMarker_7" svg:viewBox="0 0 20 10" svg:d="M10 0l-10 10h20z"/>
    <draw:marker draw:name="EndMarker_5f_8" draw:display-name="EndMarker_8" svg:viewBox="0 0 20 10" svg:d="M10 0l-10 10h20z"/>
    <draw:marker draw:name="EndMarker_5f_9" draw:display-name="EndMarker_9" svg:viewBox="0 0 20 10" svg:d="M10 0l-10 1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2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9"/>
    <meta:generator>LibreOffice/4.2.5.2$Windows_x86 LibreOffice_project/61cb170a04bb1f12e77c884eab9192be736ec5f5</meta:generator>
  </office:meta>
</office:document-meta>
</file>